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c58ee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58ee" officeooo:paragraph-rsid="001c58ee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paragraph-rsid="001adc96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rsid="001adc96" officeooo:paragraph-rsid="001adc96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rsid="001c58ee" officeooo:paragraph-rsid="001c58ee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weight="bold" officeooo:rsid="0019b9ee" officeooo:paragraph-rsid="0019b9ee" style:font-weight-asian="bold" style:font-weight-complex="bold"/>
    </style:style>
    <style:style style:name="P10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b9ee" officeooo:paragraph-rsid="0019b9ee" style:text-blinking="false" fo:background-color="transparent"/>
    </style:style>
    <style:style style:name="P13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b9ee" officeooo:paragraph-rsid="001adc96" style:text-blinking="false" fo:background-color="transparent"/>
    </style:style>
    <style:style style:name="P14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b9ee" officeooo:paragraph-rsid="0019b9ee" style:text-blinking="false" fo:background-color="transparent" style:font-weight-asian="bold" style:font-weight-complex="bold"/>
    </style:style>
    <style:style style:name="P15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58ee" officeooo:paragraph-rsid="001c58ee" style:text-blinking="false" fo:background-color="transparent"/>
    </style:style>
    <style:style style:name="P16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weight="normal"/>
    </style:style>
    <style:style style:name="P17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</style:style>
    <style:style style:name="P18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officeooo:paragraph-rsid="0019b9ee"/>
    </style:style>
    <style:style style:name="P19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officeooo:paragraph-rsid="001adc96"/>
    </style:style>
    <style:style style:name="P20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officeooo:rsid="001c58ee" officeooo:paragraph-rsid="001c58ee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1adc96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1c58e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b9e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dc96" style:text-blinking="false" fo:background-color="transparent" loext:char-shading-value="0"/>
    </style:style>
    <style:style style:name="T7" style:family="text">
      <style:text-properties fo:font-weight="normal"/>
    </style:style>
    <style:style style:name="T8" style:family="text">
      <style:text-properties officeooo:rsid="0019b9ee"/>
    </style:style>
    <style:style style:name="T9" style:family="text">
      <style:text-properties officeooo:rsid="001adc96"/>
    </style:style>
    <style:style style:name="T10" style:family="text">
      <style:text-properties officeooo:rsid="001c58e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87218e71-7fff-8d42-319b-79d7a41a0235"/>Agile activity and assignment</text:p>
      <text:p text:style-name="Text_20_body"/>
      <text:p text:style-name="P2">Problem statements</text:p>
      <text:p text:style-name="Text_20_body"/>
      <text:list xml:id="list2554244649" text:style-name="L1">
        <text:list-header>
          <text:p text:style-name="P16"><text:span text:style-name="T1">E-Commerce </text:span></text:p>
          <text:p text:style-name="P17"/>
        </text:list-header>
      </text:list>
      <text:p text:style-name="P2">Activity</text:p>
      <text:p text:style-name="Text_20_body"/>
      <text:p text:style-name="P3">First 10 mins:</text:p>
      <text:p text:style-name="P3">Prepare a high-level draft of your solution. This should include the following:</text:p>
      <text:list xml:id="list2798970193" text:style-name="L3">
        <text:list-item>
          <text:p text:style-name="P10">Scope : <text:span text:style-name="T8">To plan architecture of E-Commerce website</text:span></text:p>
        </text:list-item>
        <text:list-item>
          <text:p text:style-name="P10">High-level details (Such as dates, venue, number of people etc)</text:p>
          <text:p text:style-name="P12">1) Content</text:p>
          <text:p text:style-name="P12">2) Pricing</text:p>
          <text:p text:style-name="P12">3) Inventory</text:p>
          <text:p text:style-name="P12">4) Payment</text:p>
          <text:p text:style-name="P12">5) Return</text:p>
          <text:p text:style-name="P12">6) Support</text:p>
          <text:p text:style-name="P12">7) Security</text:p>
          <text:p text:style-name="P12"/>
        </text:list-item>
      </text:list>
      <text:p text:style-name="Text_20_body"/>
      <text:p text:style-name="P2">Milestone 1:</text:p>
      <text:p text:style-name="P3">Present the idea to the stakeholders. Ask as many questions as you can to make your product the way the client wants it. (PRE)</text:p>
      <text:p text:style-name="Text_20_body"/>
      <text:p text:style-name="P9"><text:span text:style-name="T1">Questions:</text:span></text:p>
      <text:list xml:id="list123105800646533" text:continue-numbering="true" text:style-name="L3">
        <text:list-header>
          <text:p text:style-name="P18"><text:span text:style-name="T5">1) What type of products are to be listed?</text:span></text:p>
          <text:p text:style-name="P12">2) How our prices are going to be different from competition?</text:p>
          <text:p text:style-name="P18"><text:span text:style-name="T5">3) How can we make inventory cost effective?</text:span></text:p>
          <text:p text:style-name="P18"><text:span text:style-name="T5">4) Platforms to be used for payment gateways?</text:span></text:p>
          <text:p text:style-name="P18"><text:span text:style-name="T5">5) </text:span><text:span text:style-name="T6">If client wants to target foreign markets?<text:tab/></text:span></text:p>
          <text:p text:style-name="P18"><text:span text:style-name="T5">6) </text:span><text:span text:style-name="T6">Targeted audience for the product?</text:span></text:p>
          <text:p text:style-name="P20"><text:span text:style-name="T6">7</text:span><text:span text:style-name="T4">) Delivery Options?</text:span></text:p>
          <text:p text:style-name="P14"><text:span text:style-name="T1"/></text:p>
        </text:list-header>
      </text:list>
      <text:p text:style-name="Text_20_body"/>
      <text:p text:style-name="P2"/>
      <text:p text:style-name="P2"/>
      <text:p text:style-name="P2"/>
      <text:p text:style-name="P2"/>
      <text:p text:style-name="P2"><text:soft-page-break/></text:p>
      <text:p text:style-name="P2">Milestone 2</text:p>
      <text:p text:style-name="P3">20 mins</text:p>
      <text:p text:style-name="P3">Breakdown your plan/script in chunks/parts/tasks that can be explained independently (Preparation of product backlog)</text:p>
      <text:list xml:id="list123105971676233" text:continue-numbering="true" text:style-name="L3">
        <text:list-header>
          <text:p text:style-name="P13"/>
          <text:p text:style-name="P13">1) <text:span text:style-name="T9">Analyzing the product</text:span></text:p>
          <text:p text:style-name="P13">2) <text:span text:style-name="T9">Analyzing Market and competition</text:span></text:p>
          <text:p text:style-name="P13">3) <text:span text:style-name="T9">Offering best price and service to stand out</text:span></text:p>
          <text:p text:style-name="P19"><text:span text:style-name="T5">4) </text:span><text:span text:style-name="T6">Marketing</text:span></text:p>
          <text:p text:style-name="P13">5) <text:span text:style-name="T9">Handling </text:span>Return</text:p>
          <text:p text:style-name="P13">6) <text:span text:style-name="T9">Offering 24*7 Customer </text:span>Support <text:span text:style-name="T9">(Using Chat bots)</text:span></text:p>
          <text:p text:style-name="P13">7) <text:span text:style-name="T9">Handling </text:span>Security <text:span text:style-name="T9">(like SSL certification etc)</text:span></text:p>
          <text:p text:style-name="P15">8) Delivering the Product</text:p>
        </text:list-header>
      </text:list>
      <text:p text:style-name="Text_20_body"/>
      <text:p text:style-name="P2">Milestone 3</text:p>
      <text:p text:style-name="P3">Sprint 1: </text:p>
      <text:p text:style-name="P6"><text:span text:style-name="T1">Sprint planning: Decide what are you going to give out in the designated 15 mins for the sprint along with task allocation.<text:line-break/>Estimate the no of mins required for each draft/task (5 mins)</text:span></text:p>
      <text:p text:style-name="P7"><text:span text:style-name="T1">1) Analyzing Product </text:span><text:span text:style-name="T3">(7 min)</text:span></text:p>
      <text:p text:style-name="P8"><text:span text:style-name="T1">2) </text:span><text:span text:style-name="T2">Analyzing Market and competition </text:span><text:span text:style-name="T1">(8 min)</text:span></text:p>
      <text:p text:style-name="Text_20_body"/>
      <text:p text:style-name="P2">Milestone 3.1</text:p>
      <text:p text:style-name="P3">Sprint 2 :</text:p>
      <text:p text:style-name="P5">1) Discussing effective price keeping Profits and competition in mind. (8 min)</text:p>
      <text:p text:style-name="P5">2) Analyzing targeted audience and marketing effectively. (7 min)</text:p>
      <text:p text:style-name="P5"/>
      <text:p text:style-name="P3"/>
      <text:p text:style-name="Text_20_body"/>
      <text:p text:style-name="P2">Milestone 3.2</text:p>
      <text:p text:style-name="P3">Sprint 3: </text:p>
      <text:p text:style-name="P5">1) Discussing Return Policy</text:p>
      <text:p text:style-name="P5">2) Cositng in Customer Support and Chat bots</text:p>
      <text:p text:style-name="P5">3) Contacting Delivery Companies like Ekart etc.</text:p>
      <text:p text:style-name="Text_20_body"/>
      <text:p text:style-name="P2">Milestone 4</text:p>
      <text:p text:style-name="P3">Review and Retrospective</text:p>
      <text:p text:style-name="P5">1) Client Feedback</text:p>
      <text:p text:style-name="P4"><text:span text:style-name="T10">2) Improving analysis with client discussion</text:span></text:p>
      <text:p text:style-name="Text_20_body"><text:soft-page-break/><text:span text:style-name="T7"><text:line-break/><text:line-break/><text:line-break/><text:line-break/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12:00:24.418935838</meta:creation-date>
    <dc:date>2021-11-24T12:31:05.284363160</dc:date>
    <meta:editing-duration>PT10M</meta:editing-duration>
    <meta:editing-cycles>1</meta:editing-cycles>
    <meta:document-statistic meta:table-count="0" meta:image-count="0" meta:object-count="0" meta:page-count="3" meta:paragraph-count="58" meta:word-count="334" meta:character-count="1897" meta:non-whitespace-character-count="1635"/>
    <meta:generator>LibreOffice/6.4.7.2$Linux_X86_64 LibreOffice_project/40$Build-2</meta:generator>
  </office:meta>
</office:document-meta>
</file>